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Handler.parseLong(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nitor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Handler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andler.setObjectFactory( Objec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andler.startElement( String uri , String localName , String qName , Attributes attributes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Monitor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Handler.Monit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Handler.endElement( String uri , String localName , String q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onitorHandler.parseInt(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nitor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